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bc0e1" officeooo:paragraph-rsid="000bc0e1"/>
    </style:style>
    <style:style style:name="P2" style:family="paragraph" style:parent-style-name="Preformatted_20_Text">
      <style:text-properties officeooo:rsid="000a5086" officeooo:paragraph-rsid="000bc0e1"/>
    </style:style>
    <style:style style:name="P3" style:family="paragraph" style:parent-style-name="Preformatted_20_Text">
      <style:paragraph-properties fo:line-height="200%"/>
      <style:text-properties officeooo:rsid="000bc0e1" officeooo:paragraph-rsid="000c0484"/>
    </style:style>
    <style:style style:name="P4" style:family="paragraph" style:parent-style-name="Preformatted_20_Text">
      <style:paragraph-properties fo:line-height="200%"/>
      <style:text-properties officeooo:rsid="00128c2c" officeooo:paragraph-rsid="00128c2c"/>
    </style:style>
    <style:style style:name="P5" style:family="paragraph" style:parent-style-name="Preformatted_20_Text">
      <style:paragraph-properties fo:line-height="200%"/>
      <style:text-properties officeooo:rsid="0010cbfe" officeooo:paragraph-rsid="0010cbfe"/>
    </style:style>
    <style:style style:name="P6" style:family="paragraph" style:parent-style-name="Preformatted_20_Text">
      <style:paragraph-properties fo:line-height="200%"/>
      <style:text-properties officeooo:rsid="00174a54" officeooo:paragraph-rsid="00174a54"/>
    </style:style>
    <style:style style:name="T1" style:family="text">
      <style:text-properties officeooo:rsid="0006747c"/>
    </style:style>
    <style:style style:name="T2" style:family="text">
      <style:text-properties officeooo:rsid="000a5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151<text:tab/><text:span text:style-name="T1">004 S/17</text:span><text:tab/>Date:<text:tab/>___________<text:tab/>___________<text:tab/>___________<text:tab/>___________<text:tab/>___________</text:p>
      <text:p text:style-name="P1"/>
      <text:p text:style-name="P3">Adcock, Austin J. <text:tab/><text:span text:style-name="T2">___________<text:tab/>___________<text:tab/>___________<text:tab/>___________<text:tab/>___________</text:span></text:p>
      <text:p text:style-name="P3">Al Turki, Hussain <text:tab/><text:span text:style-name="T2">___________<text:tab/>___________<text:tab/>___________<text:tab/>___________<text:tab/>___________</text:span></text:p>
      <text:p text:style-name="P3">Alnasser, Abrar <text:tab/><text:tab/><text:span text:style-name="T2">___________<text:tab/>___________<text:tab/>___________<text:tab/>___________<text:tab/>___________</text:span></text:p>
      <text:p text:style-name="P3">Alqahtani, Mamdoh M.<text:tab/><text:span text:style-name="T2">___________<text:tab/>___________<text:tab/>___________<text:tab/>___________<text:tab/>___________</text:span></text:p>
      <text:p text:style-name="P3">Baxter, Brooklyn N. <text:tab/><text:span text:style-name="T2">___________<text:tab/>___________<text:tab/>___________<text:tab/>___________<text:tab/>___________</text:span></text:p>
      <text:p text:style-name="P3">Boyles, Dalton J. <text:tab/><text:span text:style-name="T2">___________<text:tab/>___________<text:tab/>___________<text:tab/>___________<text:tab/>___________</text:span></text:p>
      <text:p text:style-name="P3">Castellano, Collin A. <text:tab/><text:span text:style-name="T2">___________<text:tab/>___________<text:tab/>___________<text:tab/>___________<text:tab/>___________</text:span></text:p>
      <text:p text:style-name="P3">Christopher, Stephen A.<text:tab/><text:span text:style-name="T2">___________<text:tab/>___________<text:tab/>___________<text:tab/>___________<text:tab/>___________</text:span></text:p>
      <text:p text:style-name="P3">Craighead, Ethan M. <text:tab/><text:span text:style-name="T2">___________<text:tab/>___________<text:tab/>___________<text:tab/>___________<text:tab/>___________</text:span></text:p>
      <text:p text:style-name="P4">Decker, David W.<text:tab/><text:tab/><text:span text:style-name="T2">___________<text:tab/>___________<text:tab/>___________<text:tab/>___________<text:tab/>___________</text:span></text:p>
      <text:p text:style-name="P3">DiPalmo, Nicholas L. <text:tab/><text:span text:style-name="T2">___________<text:tab/>___________<text:tab/>___________<text:tab/>___________<text:tab/>___________</text:span></text:p>
      <text:p text:style-name="P3">Eckert, Sidney M. <text:tab/><text:span text:style-name="T2">___________<text:tab/>___________<text:tab/>___________<text:tab/>___________<text:tab/>___________</text:span></text:p>
      <text:p text:style-name="P3">Falls, Stephen A. <text:tab/><text:span text:style-name="T2">___________<text:tab/>___________<text:tab/>___________<text:tab/>___________<text:tab/>___________</text:span></text:p>
      <text:p text:style-name="P3">Feaster, Jacob P. <text:tab/><text:span text:style-name="T2">___________<text:tab/>___________<text:tab/>___________<text:tab/>___________<text:tab/>___________</text:span></text:p>
      <text:p text:style-name="P3">Goodman, Jonathan <text:tab/><text:span text:style-name="T2">___________<text:tab/>___________<text:tab/>___________<text:tab/>___________<text:tab/>___________</text:span></text:p>
      <text:p text:style-name="P3">Gresham, Noah A. <text:tab/><text:tab/><text:span text:style-name="T2">___________<text:tab/>___________<text:tab/>___________<text:tab/>___________<text:tab/>___________</text:span></text:p>
      <text:p text:style-name="P3">Hawks, Thomas L. <text:tab/><text:tab/><text:span text:style-name="T2">___________<text:tab/>___________<text:tab/>___________<text:tab/>___________<text:tab/>___________</text:span></text:p>
      <text:p text:style-name="P3">Herrick, Zachary D. <text:tab/><text:span text:style-name="T2">___________<text:tab/>___________<text:tab/>___________<text:tab/>___________<text:tab/>___________</text:span></text:p>
      <text:p text:style-name="P3">Hovey, Jacob H. <text:tab/><text:tab/><text:span text:style-name="T2">___________<text:tab/>___________<text:tab/>___________<text:tab/>___________<text:tab/>___________</text:span></text:p>
      <text:p text:style-name="P3">Leburg, Steven M. <text:tab/><text:span text:style-name="T2">___________<text:tab/>___________<text:tab/>___________<text:tab/>___________<text:tab/>___________</text:span></text:p>
      <text:p text:style-name="P5">Massey, Stefan M.<text:tab/><text:tab/><text:span text:style-name="T2">___________<text:tab/>___________<text:tab/>___________<text:tab/>___________<text:tab/>___________</text:span></text:p>
      <text:p text:style-name="P3">McIntyre, Mitchell <text:tab/><text:span text:style-name="T2">___________<text:tab/>___________<text:tab/>___________<text:tab/>___________<text:tab/>___________</text:span></text:p>
      <text:p text:style-name="P3">Morlan, Devin <text:tab/><text:tab/><text:span text:style-name="T2">___________<text:tab/>___________<text:tab/>___________<text:tab/>___________<text:tab/>___________</text:span></text:p>
      <text:p text:style-name="P3">Nordmeyer, Jacob L. <text:tab/><text:span text:style-name="T2">___________<text:tab/>___________<text:tab/>___________<text:tab/>___________<text:tab/>___________</text:span></text:p>
      <text:p text:style-name="P3">Page, August S. <text:tab/><text:tab/><text:span text:style-name="T2">___________<text:tab/>___________<text:tab/>___________<text:tab/>___________<text:tab/>___________</text:span></text:p>
      <text:p text:style-name="P3">Pruitt, Lane M. <text:tab/><text:tab/><text:span text:style-name="T2">___________<text:tab/>___________<text:tab/>___________<text:tab/>___________<text:tab/>___________</text:span></text:p>
      <text:p text:style-name="P4">Shotwell, Quinlan M.<text:tab/><text:span text:style-name="T2">___________<text:tab/>___________<text:tab/>___________<text:tab/>___________<text:tab/>___________</text:span></text:p>
      <text:p text:style-name="P3">Stepney, Joshua <text:tab/><text:tab/><text:span text:style-name="T2">___________<text:tab/>___________<text:tab/>___________<text:tab/>___________<text:tab/>___________</text:span></text:p>
      <text:p text:style-name="P3">Sudduth, Vincent W. <text:tab/><text:span text:style-name="T2">___________<text:tab/>___________<text:tab/>___________<text:tab/>___________<text:tab/>___________</text:span></text:p>
      <text:p text:style-name="P3">Thompson, Joel T. <text:tab/><text:span text:style-name="T2">___________<text:tab/>___________<text:tab/>___________<text:tab/>___________<text:tab/>___________</text:span></text:p>
      <text:p text:style-name="P6">Wang, Qinglin<text:tab/><text:tab/><text:span text:style-name="T2">___________<text:tab/>___________<text:tab/>___________<text:tab/>___________<text:tab/>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4:22:35.599077113</dc:date>
    <meta:editing-duration>PT43M39S</meta:editing-duration>
    <meta:editing-cycles>12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32" meta:word-count="251" meta:character-count="2512" meta:non-whitespace-character-count="2257"/>
  </office:meta>
</office:document-meta>
</file>